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I CONSA YOLA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5008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4350084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5705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GORDILLO, ELIZABETH YUR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3106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 570 5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MANI CONSA YOLA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35008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435008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5803749</text:p>
          </table:table-cell>
          <table:table-cell table:style-name="Tabla2.D3" office:value-type="string">
            <text:p text:style-name="P23">22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15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